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urier 10 Pitch" fo:font-size="10pt" fo:font-weight="bold" officeooo:paragraph-rsid="0000fe1c"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style:font-name="Courier 10 Pitch" fo:font-size="10pt" fo:font-weight="bold" officeooo:rsid="0000fe1c" officeooo:paragraph-rsid="0000fe1c"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Courier 10 Pitch" fo:font-size="10pt" fo:font-weight="bold" officeooo:rsid="0002db31" officeooo:paragraph-rsid="0002db31" style:font-size-asian="10pt" style:font-weight-asian="bold" style:font-size-complex="10pt" style:font-weight-complex="bold"/>
    </style:style>
    <style:style style:name="P4" style:family="paragraph" style:parent-style-name="Standard">
      <style:paragraph-properties fo:text-align="justify" style:justify-single-word="false"/>
      <style:text-properties fo:color="#000000" style:font-name="Courier 10 Pitch" fo:font-size="10pt" fo:font-weight="bold" officeooo:rsid="0000fe1c" officeooo:paragraph-rsid="0000fe1c" fo:background-color="transparent"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000000" style:font-name="Courier 10 Pitch" fo:font-size="10pt" fo:font-weight="bold" officeooo:rsid="0002db31" officeooo:paragraph-rsid="0002db31"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0000" style:font-name="Courier 10 Pitch" fo:font-size="10pt" fo:font-weight="bold" officeooo:paragraph-rsid="0000fe1c"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ourier 10 Pitch" fo:font-size="10pt" fo:font-weight="bold" officeooo:rsid="0000fe1c" officeooo:paragraph-rsid="0000fe1c"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00" style:font-name="Courier 10 Pitch" fo:font-size="10pt" fo:font-weight="bold" officeooo:rsid="0000fe1c" officeooo:paragraph-rsid="0000fe1c" fo:background-color="transparent"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00" style:font-name="arial" fo:font-size="10pt" fo:font-weight="bold" officeooo:rsid="00081729" officeooo:paragraph-rsid="0004c502"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arial" officeooo:rsid="0011dd48" officeooo:paragraph-rsid="0004c502"/>
    </style:style>
    <style:style style:name="P11" style:family="paragraph" style:parent-style-name="Standard">
      <style:paragraph-properties fo:text-align="justify" style:justify-single-word="false"/>
      <style:text-properties style:font-name="arial" officeooo:rsid="00081729" officeooo:paragraph-rsid="0004c502"/>
    </style:style>
    <style:style style:name="T1" style:family="text">
      <style:text-properties officeooo:rsid="0000fe1c"/>
    </style:style>
    <style:style style:name="T2" style:family="text">
      <style:text-properties officeooo:rsid="000a8a86"/>
    </style:style>
    <style:style style:name="T3" style:family="text">
      <style:text-properties officeooo:rsid="0011dd48"/>
    </style:style>
    <style:style style:name="T4" style:family="text">
      <style:text-properties officeooo:rsid="001054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11"/>
      <text:p text:style-name="P11"><text:span text:style-name="T2">Each question </text:span><text:span text:style-name="T3">accounts for</text:span><text:span text:style-name="T2"> 1 point. Try to keep answers simple and direct. </text:span><text:span text:style-name="T4">You can use your notes and materials of the classes if you want, you can also check biological databases. </text:span></text:p>
      <text:p text:style-name="P9"/>
      <text:p text:style-name="P3"/>
      <text:p text:style-name="P3">In this exercise we are working with a protein for which we have its sequence in a separate file (target.fa) and its structure in a separate pdb file (target.pdb). Answer the following questions about the protein we are studying: </text:p>
      <text:p text:style-name="P1"/>
      <text:p text:style-name="P1">a) What function do you think it may have?</text:p>
      <text:p text:style-name="P1"/>
      <text:p text:style-name="P1">b) Does it belongs to some family of PFAM?. If so, obtain the HMM profile from PFAM and name it p28b.hmm</text:p>
      <text:p text:style-name="P1"/>
      <text:p text:style-name="P1"><text:span text:style-name="T1">c) </text:span>the structure of this protein belongs to some fold in SCOP?, which one?</text:p>
      <text:p text:style-name="P1"/>
      <text:p text:style-name="P2">d) Obtain at least three more sequences with known structure and align them with the sequence of the PROBLEM using the HMM profile. <text:s/>Name the alignment p28b.aln</text:p>
      <text:p text:style-name="P2"/>
      <text:p text:style-name="P4">e) Obtain the secondary structure with DSSP and name it p28e.dssp</text:p>
      <text:p text:style-name="P4"/>
      <text:p text:style-name="P4">f) Do you think the prediction of secondary structure agrees with the actual secondary structure from DSSP?. Obtain an alignment as proof and name it p28f.aln. Is this prediction reliable?</text:p>
      <text:p text:style-name="P4"/>
      <text:p text:style-name="P4">g) Do you think the structure is correct? Can you prove it? show an image of the energies that prove it and name it p28g.png</text:p>
      <text:p text:style-name="P4"/>
      <text:p text:style-name="P4">h) Find if there is some structural problem and show the location with an image (name it p28h.png). What's the sequence fragment with this problem?</text:p>
      <text:p text:style-name="P4"/>
      <text:p text:style-name="P4">i)Do you think the protein PROBLEM can work as a tetramer? show an image that can prove it (name it p28i.png)</text:p>
      <text:p text:style-name="P4"/>
      <text:p text:style-name="P4">j) Even if it was a monomer, do you think it will work with the function you selected in answer "a"? Use a sequence alignment (ie. you can reuse p28d.aln) to show the conservation/non-conservation of functional residues. Mark the functionally important amino-acids (conserved or non-conserved) in the alignment with the symbol # at the bottom.</text:p>
      <text:p text:style-name="P4"/>
      <text:p text:style-name="P4">k) To further proof your answer in "j": Show an image of the structure of the active site with the relevant aminoacids that preserve (or don't preserve) the function in its active form (i.e. if it requires a cofactor, such as ATP, Ca, etc. include it in the active site interacting with the corresponding residues of the PROBLEM). Name it p28k.png</text:p>
      <text:p text:style-name="P4"/>
      <text:p text:style-name="P4">l) If the structure of the PROBLEM was incorrect (answer in g), try to fix it. Name the new monomer model as p28l.pd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lberto </meta:initial-creator>
    <meta:creation-date>2016-03-09T10:10:22.508769530</meta:creation-date>
    <dc:date>2022-02-01T11:33:33.371657053</dc:date>
    <meta:editing-duration>PT4M40S</meta:editing-duration>
    <meta:editing-cycles>4</meta:editing-cycles>
    <meta:generator>LibreOffice/6.4.7.2$Linux_X86_64 LibreOffice_project/40$Build-2</meta:generator>
    <meta:document-statistic meta:table-count="0" meta:image-count="0" meta:object-count="0" meta:page-count="1" meta:paragraph-count="15" meta:word-count="468" meta:character-count="2679" meta:non-whitespace-character-count="2222"/>
  </office:meta>
</office:document-meta>
</file>